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ffff99" fo:padding="0.0382in" fo:border="0.0007in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ffff99" fo:padding="0.0382in" fo:border="0.0007in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ffff99" fo:padding="0.0382in" fo:border="0.0007in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ffff99" fo:padding="0.0382in" fo:border="0.0007in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ffff99" fo:padding="0.0382in" fo:border="0.0007in solid #000000">
        <style:background-image/>
      </style:table-cell-properties>
    </style:style>
    <style:style style:name="DomainDrivenDesign" style:family="table">
      <style:table-properties style:width="6.925in" table:align="margins"/>
    </style:style>
    <style:style style:name="DomainDrivenDesign.A" style:family="table-column">
      <style:table-column-properties style:column-width="6.925in" style:rel-column-width="65535*"/>
    </style:style>
    <style:style style:name="DomainDrivenDesign.A1" style:family="table-cell">
      <style:table-cell-properties fo:background-color="#ffff99" fo:padding="0.0382in" fo:border="0.0007in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ffff99" fo:padding="0.0382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ffff99" fo:padding="0.0382in" fo:border="0.0007in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ffff99" fo:padding="0.0382in" fo:border="0.0007in solid #000000">
        <style:background-image/>
      </style:table-cell-properties>
    </style:style>
    <style:style style:name="IoC" style:family="table">
      <style:table-properties style:width="6.925in" table:align="margins"/>
    </style:style>
    <style:style style:name="IoC.A" style:family="table-column">
      <style:table-column-properties style:column-width="6.925in" style:rel-column-width="65535*"/>
    </style:style>
    <style:style style:name="IoC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9271in" style:rel-column-width="65535*"/>
    </style:style>
    <style:style style:name="Table10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background-color="#ffff99" fo:padding="0.0382in" fo:border="0.0007in solid #000000">
        <style:background-image/>
      </style:table-cell-properties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background-color="#ffff99" fo:padding="0.0382in" fo:border="0.0007in solid #000000">
        <style:background-image/>
      </style:table-cell-properties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background-color="#ffff99" fo:padding="0.0382in" fo:border="0.0007in solid #000000">
        <style:background-image/>
      </style:table-cell-properties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background-color="#ffff99" fo:padding="0.0382in" fo:border="0.0007in solid #000000">
        <style:background-image/>
      </style:table-cell-properties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background-color="#ffff99" fo:padding="0.0382in" fo:border="0.0007in solid #000000">
        <style:background-image/>
      </style:table-cell-properties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background-color="#ffff99" fo:padding="0.0382in" fo:border="0.0007in solid #000000">
        <style:background-image/>
      </style:table-cell-properties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background-color="#ffff99" fo:padding="0.0382in" fo:border="0.0007in solid #000000">
        <style:background-image/>
      </style:table-cell-properties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background-color="#ffff99" fo:padding="0.0382in" fo:border="0.0007in solid #000000">
        <style:background-image/>
      </style:table-cell-properties>
    </style:style>
    <style:style style:name="P1" style:family="paragraph" style:parent-style-name="Normal">
      <style:paragraph-properties fo:text-align="justify" style:justify-single-word="false"/>
      <style:text-properties style:font-name="Arial1" fo:font-size="11pt" style:font-size-asian="10.5pt"/>
    </style:style>
    <style:style style:name="P2" style:family="paragraph" style:parent-style-name="Normal">
      <style:paragraph-properties fo:text-align="justify" style:justify-single-word="false"/>
      <style:text-properties style:font-name="Arial1" fo:font-size="11pt" fo:font-weight="bold" style:font-size-asian="10.5pt" style:font-weight-asian="bold" style:font-weight-complex="bold"/>
    </style:style>
    <style:style style:name="P3" style:family="paragraph" style:parent-style-name="Normal">
      <style:paragraph-properties fo:text-align="justify" style:justify-single-word="false"/>
      <style:text-properties style:font-name="Arial1" fo:font-size="11pt" fo:font-weight="normal" style:font-size-asian="10.5pt" style:font-weight-asian="normal" style:font-weight-complex="normal"/>
    </style:style>
    <style:style style:name="P4" style:family="paragraph" style:parent-style-name="Normal">
      <style:text-properties fo:font-weight="bold" style:font-weight-asian="bold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Normal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7" style:family="paragraph" style:parent-style-name="Normal">
      <style:paragraph-properties fo:text-align="justify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0.5pt"/>
    </style:style>
    <style:style style:name="P8" style:family="paragraph" style:parent-style-name="Normal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P9" style:family="paragraph" style:parent-style-name="Normal">
      <style:paragraph-properties fo:text-align="justify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0.5pt" style:font-weight-asian="bold" style:font-weight-complex="bold"/>
    </style:style>
    <style:style style:name="P10" style:family="paragraph" style:parent-style-name="Normal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Normal">
      <style:paragraph-properties fo:text-align="justify" style:justify-single-word="false"/>
      <style:text-properties fo:font-variant="normal" fo:text-transform="none" fo:color="#000000" style:text-line-through-style="none" style:font-name="Monospace" fo:font-size="10pt" fo:font-style="normal" style:text-underline-style="none" fo:font-weight="normal" style:text-blinking="false" fo:background-color="transparent" style:font-name-asian="Monospace" style:font-size-asian="10pt" style:font-name-complex="Monospace" style:font-size-complex="10pt"/>
    </style:style>
    <style:style style:name="P12" style:family="paragraph" style:parent-style-name="Normal">
      <style:text-properties fo:font-style="italic" style:font-style-asian="italic" style:font-style-complex="italic"/>
    </style:style>
    <style:style style:name="P13" style:family="paragraph" style:parent-style-name="Normal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Normal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Normal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1pt" style:font-name-asian="Monospace" style:font-size-asian="10.5pt" style:font-name-complex="Monospace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23" style:family="paragraph" style:parent-style-name="Standard">
      <style:paragraph-properties fo:text-align="justify" style:justify-single-word="fals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text-align="justify" style:justify-single-word="false"/>
      <style:text-properties fo:color="#646464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Code">
      <style:text-properties fo:color="#0000ff"/>
    </style:style>
    <style:style style:name="P27" style:family="paragraph" style:parent-style-name="Code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P28" style:family="paragraph" style:parent-style-name="Code">
      <style:text-properties fo:color="#000000"/>
    </style:style>
    <style:style style:name="P29" style:family="paragraph" style:parent-style-name="Code">
      <style:paragraph-properties fo:text-align="justify" style:justify-single-word="false"/>
      <style:text-properties fo:color="#000000" style:font-name="Arial1" fo:font-size="11pt" style:font-size-asian="10.5pt"/>
    </style:style>
    <style:style style:name="P30" style:family="paragraph" style:parent-style-name="Code">
      <style:text-properties fo:color="#000000" style:font-name="Arial1" fo:font-size="11pt" style:font-name-asian="Monospace" style:font-size-asian="10.5pt" style:font-name-complex="Monospace" style:font-size-complex="10pt"/>
    </style:style>
    <style:style style:name="P31" style:family="paragraph" style:parent-style-name="Code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Code">
      <style:paragraph-properties fo:text-align="justify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Code">
      <style:text-properties fo:color="#000000" style:font-name-asian="Monospace" style:font-name-complex="Monospace" style:font-size-complex="10pt"/>
    </style:style>
    <style:style style:name="P34" style:family="paragraph" style:parent-style-name="Code">
      <style:text-properties fo:color="#7f0055" fo:font-weight="bold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Normal" style:list-style-name="L1"/>
    <style:style style:name="T1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font-name="Arial2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font-name="Arial2" fo:font-size="11pt" fo:font-style="italic" style:text-underline-style="none" fo:font-weight="bold" style:text-blinking="false" fo:background-color="transparent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font-name="Arial2" fo:font-size="11pt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font-name="Arial2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2" fo:font-style="italic" style:text-underline-style="none" fo:font-weight="normal" style:text-blinking="false" fo:background-color="transparent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99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T13" style:family="text">
      <style:text-properties fo:font-variant="normal" fo:text-transform="none" fo:color="#7f0055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text-line-through-style="none" style:font-name="Arial2" fo:font-size="11pt" fo:font-style="italic" style:text-underline-style="none" fo:font-weight="normal" style:text-blinking="false" fo:background-color="transparent"/>
    </style:style>
    <style:style style:name="T16" style:family="text">
      <style:text-properties fo:color="#000000" fo:font-style="italic" style:font-name-asian="Monospace" style:font-style-asian="italic" style:font-name-complex="Monospace" style:font-size-complex="10pt" style:font-style-complex="italic"/>
    </style:style>
    <style:style style:name="T1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style:font-name-asian="Monospace" style:font-weight-asian="bold" style:font-name-complex="Monospace" style:font-size-complex="10pt" style:font-weight-complex="bold"/>
    </style:style>
    <style:style style:name="T21" style:family="text">
      <style:text-properties fo:color="#000000" style:font-name-asian="Monospace" style:font-name-complex="Monospace" style:font-size-complex="10pt"/>
    </style:style>
    <style:style style:name="T22" style:family="text">
      <style:text-properties fo:color="#000000" style:text-underline-style="none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2a00ff"/>
    </style:style>
    <style:style style:name="T30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31" style:family="text">
      <style:text-properties fo:color="#1a1a1a" style:text-underline-style="solid" style:text-underline-width="auto" style:text-underline-color="font-color"/>
    </style:style>
    <style:style style:name="T32" style:family="text">
      <style:text-properties fo:color="#7f0055" fo:font-weight="bold" style:font-weight-asian="bold" style:font-weight-complex="bold"/>
    </style:style>
    <style:style style:name="T33" style:family="text">
      <style:text-properties fo:color="#7f0055" fo:font-weight="bold" style:font-name-asian="Monospace" style:font-weight-asian="bold" style:font-name-complex="Monospace" style:font-size-complex="10pt" style:font-weight-complex="bold"/>
    </style:style>
    <style:style style:name="T34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5" style:family="text">
      <style:text-properties fo:color="#646464"/>
    </style:style>
    <style:style style:name="T36" style:family="text">
      <style:text-properties fo:color="#0000c0"/>
    </style:style>
    <style:style style:name="T37" style:family="text">
      <style:text-properties fo:color="#0000c0" fo:font-style="italic" style:font-style-asian="italic" style:font-style-complex="italic"/>
    </style:style>
    <style:style style:name="T38" style:family="text">
      <style:text-properties fo:color="#0000c0" style:font-name-asian="Monospace" style:font-name-complex="Monospace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internal-source-marker_0.05594143901163651"/>Exercicio NavalPlan</text:h>
      <text:p text:style-name="Normal"><text:line-break/><text:span text:style-name="T4">Obxetivo</text:span><text:line-break/><text:line-break/><text:span text:style-name="T1">O obxetivo de este exercicio é desenvolver un caso de uso CRUD en NavalPlan. A través da realización de este exercicio iremos vendo a estructura básica de Navalplan e a pila tecnoloxias subxacente.</text:span><text:line-break/><text:line-break/><text:span text:style-name="T4">Enunciado</text:span><text:line-break/><text:line-break/><text:span text:style-name="T1">O caso de uso consiste en facer que cando un usuario crea un novo </text:span><text:span text:style-name="T5">día de excepción</text:span><text:span text:style-name="T1">, o seu campo </text:span><text:span text:style-name="T5">‘duration’</text:span><text:span text:style-name="T1"> colla o valor do campo </text:span><text:span text:style-name="T5">‘duration’</text:span><text:span text:style-name="T1"> asociado a o seu </text:span><text:span text:style-name="T5">tipo de día de excepción</text:span><text:span text:style-name="T1">. Ademais deberase permitir ao usuario crear novos tipos de días de excepción.</text:span></text:p>
      <text:p text:style-name="Normal"><text:line-break/><text:span text:style-name="T4">Solución</text:span><text:line-break/><text:line-break/><text:span text:style-name="T1">Primeiramente, faremos que a entidade </text:span><text:span text:style-name="T5">tipo de día de excepción</text:span><text:span text:style-name="T1"> sexa administrable. A entidade </text:span><text:span text:style-name="T5">CalendarExceptionType</text:span><text:span text:style-name="T1"> é unha entidade de NavalPlan que representa un </text:span><text:span text:style-name="T5">día de tipo de excepción</text:span><text:span text:style-name="T1">. Para facer esta entidade administrable comezaremos por engadir unha opción no menú de administración.</text:span><text:line-break/><text:line-break/><text:span text:style-name="T1">A clase </text:span><text:span text:style-name="T5">CustomMenuController</text:span><text:span text:style-name="T1"> é a responsable de crear o menú de opciones que aparece na parte superior de NavalPlan. No método </text:span><text:span text:style-name="T5">initializeMenu() </text:span><text:span text:style-name="T1">engadimos a nova opción:</text:span></text:p>
      <text:p text:style-name="P6"/>
      <text:p text:style-name="Code">subItem(_("Exception Days"),"/excetiondays/exceptionDays.zul",""),</text:p>
      <text:p text:style-name="Code"/>
      <text:p text:style-name="Standard"><text:span text:style-name="T1">Ao premer nesta opción, NavalPlan cargará o archivo </text:span><text:span text:style-name="T5">excepctionDays.zul</text:span><text:span text:style-name="T1">.</text:span>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Code">&lt;?page id="exceptionDayTypesList" title="${i18n:_('NavalPlan: Exception Days')}" ?&gt;</text:p>
            <text:p text:style-name="Code">&lt;?<text:span text:style-name="T31">init</text:span> class="org.zkoss.zkplus.databind.AnnotateDataBinderInit" ?&gt;</text:p>
            <text:p text:style-name="Code">&lt;?<text:span text:style-name="T31">init</text:span> class="org.zkoss.zk.ui.util.Composition" arg0="/common/layout/template.zul"?&gt;</text:p>
            <text:p text:style-name="Code"/>
            <text:p text:style-name="Code">&lt;?link <text:span text:style-name="T31">rel</text:span>="<text:span text:style-name="T31">stylesheet</text:span>" type="text/<text:span text:style-name="T31">css</text:span>" <text:span text:style-name="T31">href</text:span>="/common/<text:span text:style-name="T31">css</text:span>/navalplan.css"?&gt;</text:p>
            <text:p text:style-name="Code">&lt;?link <text:span text:style-name="T31">rel</text:span>="<text:span text:style-name="T31">stylesheet</text:span>" type="text/<text:span text:style-name="T31">css</text:span>" <text:span text:style-name="T31">href</text:span>="/common/<text:span text:style-name="T31">css</text:span>/navalplan_zk.css"?&gt;</text:p>
            <text:p text:style-name="Code"/>
            <text:p text:style-name="Code">&lt;?component name="list" <text:span text:style-name="T31">inline</text:span>="true" macroURI="_listExceptionDayTypes.zul"?&gt;</text:p>
            <text:p text:style-name="Code">&lt;?component name="edit" <text:span text:style-name="T31">inline</text:span>="true" macroURI="_editExceptionDayType.zul"?&gt;</text:p>
            <text:p text:style-name="Code"/>
            <text:p text:style-name="Code">&lt;zk&gt;</text:p>
            <text:p text:style-name="Code"><text:s text:c="4"/>&lt;window self="@{define(content)}"</text:p>
            <text:p text:style-name="Code"><text:s text:c="8"/>apply="org.navalplanner.web.exceptionDays.CalendarExceptionTypeCRUDController"&gt;</text:p>
            <text:p text:style-name="Code"><text:s text:c="8"/>&lt;vbox id="messagesContainer"/&gt;</text:p>
            <text:p text:style-name="Code"><text:s text:c="8"/>&lt;list id="listWindow"/&gt;</text:p>
            <text:p text:style-name="Code"><text:s text:c="8"/>&lt;edit id="editWindow"/&gt;</text:p>
            <text:p text:style-name="Code"><text:s text:c="4"/>&lt;/window&gt;</text:p>
            <text:p text:style-name="Code">&lt;/zk&gt;</text:p>
          </table:table-cell>
        </table:table-row>
      </table:table>
      <text:p text:style-name="P22"/>
      <text:p text:style-name="Normal"><text:span text:style-name="T1">Creamos o cartafol </text:span><text:span text:style-name="T15">'exceptionDays' </text:span><text:span text:style-name="T1">en </text:span><text:span text:style-name="T15">src/main/webapp. </text:span><text:span text:style-name="T1">A continuación, creamos o ficheiro </text:span><text:soft-page-break/><text:span text:style-name="T15">exceptionDays.zul </text:span><text:span text:style-name="T1">dentro de esta carpeta. Este ficheiro contén unha páxina zul que contén unha fiestra que a su vez contendrá outra fiestra para listar os elementos (list) e outra para editalos(edit). </text:span></text:p>
      <text:p text:style-name="P6"/>
      <text:p text:style-name="Code">&lt;?page id=”” title=”${i18n:_('NavalPlan: Exception Days')}” ?&gt;</text:p>
      <text:p text:style-name="P6"/>
      <text:p text:style-name="Normal">D<text:span text:style-name="T1">efine <text:s/>o documento como unha páxina.</text:span></text:p>
      <text:p text:style-name="Code"><text:line-break/>&lt;?init class="org.zkoss.zkplus.databind.AnnotateDataBinderInit" ?&gt;</text:p>
      <text:p text:style-name="Code"><text:line-break/><text:span text:style-name="T1">Necesario se se van a emplear </text:span><text:span text:style-name="T15">bindings</text:span><text:span text:style-name="T10"> </text:span><text:span text:style-name="T1">na páxina.</text:span><text:line-break/><text:line-break/><text:span text:style-name="T3">NOTA:</text:span><text:span text:style-name="T10"> </text:span><text:span text:style-name="T1">As etiquetas </text:span><text:span text:style-name="T5">&lt;?init ?&gt;</text:span><text:span text:style-name="T1"> son sempre as primeiras que se evaluan dentro da páxina. Reciben sempre unha clase como parámetro, a instancian e executan o seu método </text:span>init().</text:p>
      <text:p text:style-name="Code"/>
      <text:p text:style-name="Code"/>
      <table:table table:name="Table1" table:style-name="Table1">
        <table:table-column table:style-name="Table1.A"/>
        <table:table-row>
          <table:table-cell table:style-name="Table1.A1" office:value-type="string">
            <text:p text:style-name="Normal"><text:span text:style-name="T3">¿Qué é un </text:span><text:span text:style-name="T6">binding</text:span><text:span text:style-name="T3">?</text:span></text:p>
            <text:p text:style-name="P6"/>
            <text:p text:style-name="Code"><text:span text:style-name="T1">Un </text:span><text:span text:style-name="T5">binding</text:span><text:span text:style-name="T1"> é a capacidade para evaluar un elemento de datos (un </text:span><text:span text:style-name="T5">bean</text:span><text:span text:style-name="T1">, por exemplo) en tempo de execución desde unha páxina ZUL. A evaluación, que resulta na execución dun método, pode servir para obter valores a partir do obxeto ou para modificar as súas propiedades.</text:span><text:line-break/></text:p>
            <text:p text:style-name="Normal">Empreganse normalmente en compoñentes de tipo <text:span text:style-name="T26">listbox</text:span>, <text:span text:style-name="T26">grid</text:span> e <text:span text:style-name="T26">tree</text:span>. Estos compoñentes teñen a capacidade de ser alimentados por datos dinámicos (<text:span text:style-name="T26">live-data</text:span>). Dado que estes compoñentes reciben datos dinámicos, non é posible determinar a priori cantas filas se van mostrar. Estes compoñentes permiten a construcción dunha fila xenérica que será repetida para cada elemento da colección. Cando o compoñente se renderice, evaluaranse os seus <text:span text:style-name="T26">bindings</text:span> para a obtención dos valores concretos. Por exemplo:</text:p>
            <text:p text:style-name="Code"><text:line-break/>&lt;list model="@{controller.elements}" &gt;<text:line-break/>&lt;rows each="" value=""&gt;<text:line-break/> <text:s text:c="2"/>&lt;row&gt;<text:line-break/> <text:s text:c="5"/>&lt;label value="@{element.name}" /&gt;<text:line-break/> <text:s text:c="2"/>&lt;/row&gt;</text:p>
            <text:p text:style-name="Code">&lt;/rows&gt;<text:line-break/>&lt;/list&gt;<text:line-break/></text:p>
            <text:p text:style-name="Normal">Cando se evalue o compoñente, chamarase a <text:span text:style-name="T26">controller.getElements()</text:span> que devolve unha colección de elementos. Para cada dato devolto, execútase <text:span text:style-name="T26">element.getName()</text:span>, imprimíndose o valor do seu atributo <text:span text:style-name="T26">name</text:span>.</text:p>
            <text:p text:style-name="Standard"><text:line-break/>Os <text:span text:style-name="T1">símbolos marcados con </text:span><text:span text:style-name="T26">@{}</text:span> <text:span text:style-name="T1">son </text:span><text:span text:style-name="T5">bindings</text:span><text:span text:style-name="T1">. Estas expresións só serán evaluadas se se incluse a directiva:</text:span></text:p>
            <text:p text:style-name="P6"/>
            <text:p text:style-name="Code">&lt;?init class="org.zkoss.zkplus.databind.AnnotateDataBinderInit" ?&gt;</text:p>
          </table:table-cell>
        </table:table-row>
      </table:table>
      <text:p text:style-name="Code"><text:line-break/><text:line-break/>&lt;?init class="org.zkoss.zk.ui.util.Composition" </text:p>
      <text:p text:style-name="Code"><text:tab/>arg0="/common/layout/template.zul"?&gt;<text:line-break/></text:p>
      <text:p text:style-name="Normal">Trátase dun compoñente de composición. O seu atributo <text:span text:style-name="T26">arg0</text:span> fai referencia a un ficheiro ZUL que se emplea como <text:span text:style-name="T26">layout</text:span> (esqueleto) para a páxina actual. Este <text:span text:style-name="T26">layout</text:span> dí que insertará un compoñente definido como <text:span text:style-name="T26">content</text:span>. A nosa páxina definirá unha <text:span text:style-name="T26">window</text:span> marcada como <text:span text:style-name="T26">content</text:span>, que se insertará na páxina <text:span text:style-name="T26">template.zul</text:span>.</text:p>
      <text:p text:style-name="P27"><text:soft-page-break/></text:p>
      <text:p text:style-name="Normal"><text:span text:style-name="T3">O atributo </text:span><text:span text:style-name="T6">apply</text:span></text:p>
      <text:p text:style-name="P8"/>
      <text:p text:style-name="Normal">O atributo apply é a base para implementar o patrón MVC en ZK.</text:p>
      <text:p text:style-name="Normal"/>
      <text:p text:style-name="Normal">A nosa páxina define un compoñente <text:span text:style-name="T26">window</text:span>, cun atributo <text:span text:style-name="T26">apply</text:span> asignado:</text:p>
      <text:p text:style-name="Normal"/>
      <table:table table:name="Table9" table:style-name="Table9">
        <table:table-column table:style-name="Table9.A"/>
        <table:table-row>
          <table:table-cell table:style-name="Table9.A1" office:value-type="string">
            <text:p text:style-name="Code">&lt;window self="@{define(content)}"</text:p>
            <text:p text:style-name="Code"><text:s text:c="8"/>apply="org.navalplanner.web.exceptionDays.CalendarExceptionTypeCRUDController"&gt;</text:p>
          </table:table-cell>
        </table:table-row>
      </table:table>
      <text:p text:style-name="Normal"/>
      <text:p text:style-name="Normal">O atributo <text:span text:style-name="T26">apply</text:span> vincula este compoñente <text:span text:style-name="T26">window</text:span> a un ficheiro .java, de esta forma a clase Java poderá acceder e manipular os compoñentes definidos dentro de <text:span text:style-name="T26">&lt;window&gt;</text:span>. A clase actúa como controlador desta páxina ZUL (vista).</text:p>
      <text:p text:style-name="Normal"/>
      <text:p text:style-name="Normal">Para que os compoñentes ZUL sexan accesibles desde o controlador basta con empregar o mesmo identificador no ZUL e no Java. Por exemplo:</text:p>
      <text:p text:style-name="Normal"/>
      <table:table table:name="Table3" table:style-name="Table3">
        <table:table-column table:style-name="Table3.A"/>
        <table:table-row>
          <table:table-cell table:style-name="Table3.A1" office:value-type="string">
            <text:p text:style-name="Code"><text:span text:style-name="T32">public</text:span><text:span text:style-name="T14"> </text:span><text:span text:style-name="T32">class</text:span><text:span text:style-name="T14"> </text:span><text:span text:style-name="T18">CalendarExceptionTypeCRUDController</text:span><text:span text:style-name="T14"> </text:span><text:span text:style-name="T32">extends</text:span><text:span text:style-name="T14"> GenericForwardComposer {</text:span></text:p>
            <text:p text:style-name="P28"/>
            <text:p text:style-name="Code"><text:span text:style-name="T19"><text:s text:c="3"/></text:span><text:span text:style-name="T32">private</text:span><text:span text:style-name="T14"> Window listWindow;</text:span></text:p>
            <text:p text:style-name="Code"/>
            <text:p text:style-name="Code"><text:span text:style-name="T19"><text:s text:c="3"/></text:span><text:span text:style-name="T32">private</text:span><text:span text:style-name="T14"> Window editWindow;</text:span></text:p>
            <text:p text:style-name="P28"/>
            <text:p text:style-name="P29">}</text:p>
          </table:table-cell>
        </table:table-row>
      </table:table>
      <text:p text:style-name="Normal"/>
      <text:p text:style-name="Normal">Este enganche automático é realizado por ZK. Para que funcione é preciso que o noso controlador herde de <text:span text:style-name="T26">GenericForwarComposer</text:span> (que a súa vez herda de <text:span text:style-name="T26">GenericAutowireComposer</text:span>, que é a clase encargada de facer esta “maxia”).</text:p>
      <text:p text:style-name="Normal"/>
      <text:p text:style-name="Normal">Con isto podemos acceder a vista desde o controlador, pero ¿Cómo podemos acceder ao controlador desde a vista?</text:p>
      <text:p text:style-name="Normal"/>
      <text:p text:style-name="Normal">Para isto o que imos facer e definir unha variable dentro do compoñente <text:span text:style-name="T26">&lt;window&gt;</text:span> que contén unha referencia a instancia do controlador. A receta para facer isto é a seguinte:</text:p>
      <text:p text:style-name="Normal"/>
      <text:list xml:id="list1761792289" text:style-name="L1">
        <text:list-item>
          <text:p text:style-name="P36">O noso controlador sobreescribirá o método <text:span text:style-name="T27">doAfterCompose</text:span>.</text:p>
        </text:list-item>
        <text:list-item>
          <text:p text:style-name="P36">Este método recibe un compoñente que é o <text:span text:style-name="T26">window</text:span> asociado ao controlador mediante o atributo <text:span text:style-name="T27">apply</text:span>.</text:p>
        </text:list-item>
        <text:list-item>
          <text:p text:style-name="P36">Dentro de <text:span text:style-name="T26">window</text:span>, executamos o método <text:span text:style-name="T26">setVariable</text:span> que crea unha variable chamada <text:span text:style-name="T27">controller</text:span> que contén unha referencia ao controlador.</text:p>
        </text:list-item>
      </text:list>
      <text:p text:style-name="Normal"/>
      <table:table table:name="Table4" table:style-name="Table4">
        <table:table-column table:style-name="Table4.A"/>
        <table:table-row>
          <table:table-cell table:style-name="Table4.A1" office:value-type="string">
            <text:p text:style-name="Code"><text:span text:style-name="T35">@</text:span><text:span text:style-name="T14">Override</text:span></text:p>
            <text:p text:style-name="Code"><text:span text:style-name="T32">public</text:span><text:span text:style-name="T14"> </text:span><text:span text:style-name="T32">void</text:span><text:span text:style-name="T14"> doAfterCompose(Component comp) </text:span><text:span text:style-name="T32">throws</text:span><text:span text:style-name="T14"> Exception {</text:span></text:p>
            <text:p text:style-name="Code"><text:span text:style-name="T32"><text:s text:c="3"/>super</text:span><text:span text:style-name="T14">.doAfterCompose(comp);</text:span></text:p>
            <text:p text:style-name="Code"><text:span text:style-name="T17"><text:s text:c="3"/>comp.setVariable(</text:span><text:span text:style-name="T30">"controller"</text:span><text:span text:style-name="T17">, </text:span><text:span text:style-name="T34">this</text:span><text:span text:style-name="T17">, </text:span><text:span text:style-name="T34">true</text:span><text:span text:style-name="T17">);</text:span></text:p>
            <text:p text:style-name="P32">}</text:p>
          </table:table-cell>
        </table:table-row>
      </table:table>
      <text:p text:style-name="Normal"/>
      <text:p text:style-name="Normal">Posteriormente desde o ZUL, podemos facer referencia a variable <text:span text:style-name="T26">controller</text:span> (ven nun <text:span text:style-name="T26">binding</text:span> o para executar algún método cando se dispara un evento). Deste xeito podemos decir que a vista pode ver ao controlador.</text:p>
      <text:p text:style-name="Normal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6">&lt;!-- Chamada ao método getExceptionDayTypes desde a vista --&gt;</text:p>
            <text:p text:style-name="Code">&lt;grid id="listExceptionDayTypes" model="@{controller.exceptionDayTypes}" &gt;</text:p>
            <text:p text:style-name="Code"/>
            <text:p text:style-name="P26">&lt;!-- Cando se prema o botón chamarase o método goToEditForm() do controller, nos atributos que indican eventos non é necesario empregar bindings --&gt;</text:p>
            <text:p text:style-name="Code">&lt;button id=”btnEditExceptionDayType” onClick=”controller.goToEditForm()” /&gt;</text:p>
          </table:table-cell>
        </table:table-row>
      </table:table>
      <text:p text:style-name="Normal"/>
      <text:p text:style-name="Normal"/>
      <text:p text:style-name="Code"/>
      <text:p text:style-name="P4">Patrón MVC</text:p>
      <text:p text:style-name="Normal"/>
      <text:p text:style-name="Normal">Xa vimos como a capa vista e controlador poden comunicarse bidireccionalmente. A súa vez, existe unha capa de modelo que se encarga de implementar a lóxica de negocio da aplicación.</text:p>
      <text:p text:style-name="Normal"/>
      <text:p text:style-name="Normal">Esta capa de modelo está composta por distintos elementos. Por un lado temos os archivos <text:span text:style-name="T26">XXXModel.java</text:span>, asociados sempre a un controlador, pero tamén temos as propias entidades do dominio e as clases DAO que ofrecen métodos para recuperar, consultar e almacenar os elementos de dominio.</text:p>
      <text:p text:style-name="Normal"/>
      <table:table table:name="DomainDrivenDesign" table:style-name="DomainDrivenDesign">
        <table:table-column table:style-name="DomainDrivenDesign.A"/>
        <table:table-row>
          <table:table-cell table:style-name="DomainDrivenDesign.A1" office:value-type="string">
            <text:p text:style-name="P2">Domain driven design</text:p>
            <text:p text:style-name="P1"/>
            <text:p text:style-name="Normal">Domain drive -design, ou DDD, trata de que a lóxica de negocio quede encapsulada nas propias clases de dominio, na medida do posible, e senón nunha capa modelo.</text:p>
            <text:p text:style-name="Normal"/>
            <text:p text:style-name="Normal">A idea é que cada elemento do dominio sexa responsible de si mismo, é dicir, que coñeza a súa lóxica de negocio e a exponga a outros obxetos a través de funcións. Outro tipo de operacións nas que interveñan varios obxetos, por exemplo, poderán codificarse na capa de modelo.</text:p>
            <text:p text:style-name="Normal"/>
            <text:p text:style-name="Normal"><text:a xlink:type="simple" xlink:href="http://en.wikipedia.org/wiki/Domain-driven_design"><text:span text:style-name="T1">http://en.wikipedia.org/wiki/Domain-driven_design</text:span></text:a></text:p>
            <text:p text:style-name="Normal"/>
            <text:p text:style-name="Normal">En NavalPlan séguese a aproximación proposta por DDD.</text:p>
          </table:table-cell>
        </table:table-row>
      </table:table>
      <text:p text:style-name="Normal"/>
      <text:p text:style-name="Normal"/>
      <text:p text:style-name="Normal">Efectivamente, as clases Model non acceden directamente a base de datos senón que o fan a través dun obxeto DAO (<text:span text:style-name="T26">Data Access Object)</text:span>. As clases DAO encárganse de recuperar, consultar e almacenar entidades do dominio na BD, é dicir, implementan unha <text:span text:style-name="T27">capa de persistencia</text:span> só accesible desde o modelo.</text:p>
      <text:p text:style-name="Normal"/>
      <text:p text:style-name="Normal">Os elementos de dominio poden ser utilizados directamente desde a vista para lectura ou modificación.<text:line-break/><text:line-break/><text:span text:style-name="T24">Comunicación controlador-modelo</text:span></text:p>
      <text:p text:style-name="Normal"/>
      <text:p text:style-name="Normal">Para que o controlador poda acceder ao modelo, insertaremos un atributo membro na clase <text:span text:style-name="T28">CalendarExceptionTypeCRUDController</text:span> chamada <text:span text:style-name="T26">calendarExceptionTypeModel</text:span> de tipo <text:s/><text:span text:style-name="T26">ICalendarExceptionTypeModel</text:span>. </text:p>
      <text:p text:style-name="Normal"/>
      <table:table table:name="Table6" table:style-name="Table6">
        <table:table-column table:style-name="Table6.A"/>
        <table:table-row>
          <table:table-cell table:style-name="Table6.A1" office:value-type="string">
            <text:p text:style-name="Code"><text:span text:style-name="T35">@</text:span><text:span text:style-name="T14">Autowired</text:span></text:p>
            <text:p text:style-name="Code"><text:span text:style-name="T33">private</text:span><text:span text:style-name="T21"> ICalendarExceptionTypeModel calendarExceptionTypeModel;</text:span></text:p>
          </table:table-cell>
        </table:table-row>
      </table:table>
      <text:p text:style-name="Normal"/>
      <text:p text:style-name="Normal"><text:soft-page-break/>Nótese que esta variable membro é de tipo interfaz. Esta clase, <text:span text:style-name="T26">ICalendarExceptionTypeModel</text:span>, terá asociada unha clase de implementación, <text:span text:style-name="T26">CalendarExceptionTypeModel</text:span>. O framework <text:span text:style-name="T27">Spring</text:span> encárgase de inxectar esta clase de implementación na variable membro. Para que esto ocorra, é necesario marcar o atributo membro como <text:span text:style-name="T26">@Autowired</text:span>. Tamén será necesario engadir anotacións especiais, recoñecibles por <text:span text:style-name="T26">Spring</text:span>, na clase de implementación.</text:p>
      <text:p text:style-name="Normal"/>
      <text:p text:style-name="P12">CalendarExceptionTypeModel:</text:p>
      <text:p text:style-name="Normal"/>
      <table:table table:name="Table7" table:style-name="Table7">
        <table:table-column table:style-name="Table7.A"/>
        <table:table-row>
          <table:table-cell table:style-name="Table7.A1" office:value-type="string">
            <text:p text:style-name="Code">@Service</text:p>
            <text:p text:style-name="Code"><text:span text:style-name="T35">@Scope</text:span><text:span text:style-name="T14">(BeanDefinition.</text:span><text:span text:style-name="T37">SCOPE_PROTOTYPE</text:span><text:span text:style-name="T14">)</text:span></text:p>
            <text:p text:style-name="Code"><text:span text:style-name="T33">public</text:span><text:span text:style-name="T21"> </text:span><text:span text:style-name="T33">class</text:span><text:span text:style-name="T21"> CalendarExceptionTypeModel </text:span><text:span text:style-name="T33">implements</text:span><text:span text:style-name="T21"> ICalendarExceptionTypeModel {</text:span></text:p>
            <text:p text:style-name="P33"/>
            <text:p text:style-name="Code"><text:span text:style-name="T14"><text:s text:c="3"/></text:span>@Override</text:p>
            <text:p text:style-name="Code"><text:span text:style-name="T14"><text:s text:c="3"/></text:span><text:span text:style-name="T35">@Transactional</text:span><text:span text:style-name="T14">(readOnly=</text:span><text:span text:style-name="T32">true</text:span><text:span text:style-name="T14">)</text:span></text:p>
            <text:p text:style-name="Code"><text:span text:style-name="T14"><text:s text:c="3"/></text:span><text:span text:style-name="T32">public</text:span><text:span text:style-name="T14"> List&lt;CalendarExceptionType&gt; getExceptionDayTypes() {</text:span></text:p>
            <text:p text:style-name="Code"><text:span text:style-name="T14"><text:s text:c="7"/></text:span><text:span text:style-name="T32">return</text:span><text:span text:style-name="T14"> </text:span><text:span text:style-name="T36">calendarExceptionTypeDAO</text:span><text:span text:style-name="T14">.getAll();</text:span></text:p>
            <text:p text:style-name="P31"><text:s text:c="3"/>}</text:p>
            <text:p text:style-name="P30"/>
            <text:p text:style-name="P30">}</text:p>
          </table:table-cell>
        </table:table-row>
      </table:table>
      <text:p text:style-name="Normal"/>
      <text:p text:style-name="P12">ICalendarExceptionTypeModel:</text:p>
      <text:p text:style-name="P12"/>
      <table:table table:name="Table8" table:style-name="Table8">
        <table:table-column table:style-name="Table8.A"/>
        <table:table-row>
          <table:table-cell table:style-name="Table8.A1" office:value-type="string">
            <text:p text:style-name="Code"><text:span text:style-name="T32">public</text:span><text:span text:style-name="T14"> </text:span><text:span text:style-name="T32">interface</text:span><text:span text:style-name="T14"> ICalendarExceptionTypeModel {</text:span></text:p>
            <text:p text:style-name="P28"/>
            <text:p text:style-name="P28"><text:s text:c="3"/>List&lt;CalendarExceptionType&gt; getExceptionDayTypes();</text:p>
            <text:p text:style-name="P28"/>
            <text:p text:style-name="P28">}</text:p>
          </table:table-cell>
        </table:table-row>
      </table:table>
      <text:p text:style-name="P12"/>
      <table:table table:name="IoC" table:style-name="IoC">
        <table:table-column table:style-name="IoC.A"/>
        <table:table-row>
          <table:table-cell table:style-name="IoC.A1" office:value-type="string">
            <text:p text:style-name="P2">Inversión de control</text:p>
            <text:p text:style-name="P3"/>
            <text:p text:style-name="P1">O patrón Inversión de control, ou Inxección de depencias, basease no principio de orientación a obxetos: <text:span text:style-name="T26">“programa contra interfaces non contra clases concretas”</text:span>.</text:p>
            <text:p text:style-name="P1"/>
            <text:p text:style-name="P1">En NavalPlan por cada clase XXXModel existe unha clase de interfaz IXXModel. O controlador sempre emprega estas clases de interfaz. O framework Spring encárgase de instanciar unha clase para cada tipo de interfaz e inxerila na variable correspondente.</text:p>
            <text:p text:style-name="P1"/>
            <text:p text:style-name="P1">http://en.wikipedia.org/wiki/Inversion_of_control</text:p>
          </table:table-cell>
        </table:table-row>
      </table:table>
      <text:p text:style-name="Normal"/>
      <text:p text:style-name="P4">Comunicación coa capa de persistencia</text:p>
      <text:p text:style-name="Normal"><text:line-break/>Para acceder as entidades do dominio sempre existirá unha clase DAO por cada tipo de entidad. A clase DAO hereda de <text:span text:style-name="T26">GenericDAOHibernate</text:span>. <text:s/>Tamén existe unha interfaz <text:span text:style-name="T26">IGenericDAOHibernate</text:span>, implementada por <text:span text:style-name="T26">GenericDAOHibernate</text:span>.</text:p>
      <text:p text:style-name="Normal"/>
      <text:p text:style-name="Normal">A comunicación coa capa de persistencia sempre se fará desde o <text:span text:style-name="T26">XXXModel</text:span>. O mecanismo é o mesmo que para comunicar o controlador co model. Declararase unha variable membro no <text:span text:style-name="T26">XXXModel</text:span> de tipo interfaz.</text:p>
      <text:p text:style-name="Normal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Code"><text:span text:style-name="T32">public</text:span><text:span text:style-name="T14"> </text:span><text:span text:style-name="T32">class</text:span><text:span text:style-name="T14"> CalendarExceptionTypeModel </text:span><text:span text:style-name="T32">implements</text:span><text:span text:style-name="T14"> ICalendarExceptionTypeModel {</text:span></text:p>
            <text:p text:style-name="P28"/>
            <text:p text:style-name="Code"><text:soft-page-break/><text:span text:style-name="T14"><text:s text:c="3"/></text:span><text:span text:style-name="T35">@Autowired</text:span></text:p>
            <text:p text:style-name="Code"><text:span text:style-name="T20"><text:s text:c="3"/></text:span><text:span text:style-name="T33">private</text:span><text:span text:style-name="T21"> ICalendarExceptionTypeDAO </text:span><text:span text:style-name="T38">calendarExceptionTypeDAO</text:span><text:span text:style-name="T21">;</text:span></text:p>
            <text:p text:style-name="P33"/>
            <text:p text:style-name="P33">}</text:p>
          </table:table-cell>
        </table:table-row>
      </table:table>
      <text:p text:style-name="Normal"><text:s/></text:p>
      <text:p text:style-name="Normal"/>
      <text:p text:style-name="Normal">Marcarase a clase de implementación con anotacións especiais, para que <text:span text:style-name="T26">Spring</text:span> inxira o DAO concreto na variable de tipo interfaz.</text:p>
      <text:p text:style-name="Normal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">@Repository</text:p>
            <text:p text:style-name="Code"><text:span text:style-name="T35">@Scope</text:span><text:span text:style-name="T14">(BeanDefinition.</text:span><text:span text:style-name="T37">SCOPE_SINGLETON</text:span><text:span text:style-name="T14">)</text:span></text:p>
            <text:p text:style-name="Code"><text:span text:style-name="T32">public</text:span><text:span text:style-name="T14"> </text:span><text:span text:style-name="T32">class</text:span><text:span text:style-name="T14"> CalendarExceptionTypeDAO </text:span><text:span text:style-name="T32">extends</text:span></text:p>
            <text:p text:style-name="Code"><text:span text:style-name="T14"><text:s text:c="8"/>IntegrationEntityDAO&lt;CalendarExceptionType&gt; </text:span><text:span text:style-name="T32">implements</text:span></text:p>
            <text:p text:style-name="P33"><text:s text:c="8"/>ICalendarExceptionTypeDAO {</text:p>
            <text:p text:style-name="P30"/>
            <text:p text:style-name="Code"><text:span text:style-name="T14"><text:s text:c="3"/></text:span><text:span text:style-name="T35">@Override</text:span></text:p>
            <text:p text:style-name="Code"><text:span text:style-name="T14"><text:s text:c="3"/></text:span><text:span text:style-name="T32">public</text:span><text:span text:style-name="T14"> List&lt;CalendarExceptionType&gt; getAll() {</text:span></text:p>
            <text:p text:style-name="Code"><text:span text:style-name="T14"><text:s text:c="7"/></text:span><text:span text:style-name="T32">return</text:span><text:span text:style-name="T14"> list(CalendarExceptionType.</text:span><text:span text:style-name="T32">class</text:span><text:span text:style-name="T14">);</text:span></text:p>
            <text:p text:style-name="P33"><text:s text:c="3"/>}</text:p>
            <text:p text:style-name="P33"/>
            <text:p text:style-name="P33">}</text:p>
          </table:table-cell>
        </table:table-row>
      </table:table>
      <text:p text:style-name="Normal"/>
      <text:p text:style-name="Normal">Sempre que a capa <text:span text:style-name="T26">XXXModel</text:span> utilize un método da capa DAO será necesario marcar esta operación como <text:span text:style-name="T26">@Transactional</text:span>. Se só imos a utilizar o DAO para consultar datos, marcaremos a transacción como de sólo lectura.</text:p>
      <text:p text:style-name="Normal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"><text:span text:style-name="T35">@Transactional</text:span><text:span text:style-name="T14">(readOnly=</text:span><text:span text:style-name="T32">true</text:span><text:span text:style-name="T14">)</text:span></text:p>
            <text:p text:style-name="Code"><text:span text:style-name="T32">public</text:span><text:span text:style-name="T14"> List&lt;CalendarExceptionType&gt; getExceptionDayTypes() {</text:span></text:p>
            <text:p text:style-name="Code"><text:span text:style-name="T19"><text:s text:c="3"/></text:span><text:span text:style-name="T32">return</text:span><text:span text:style-name="T14"> </text:span><text:span text:style-name="T36">calendarExceptionTypeDAO</text:span><text:span text:style-name="T14">.getAll();</text:span></text:p>
            <text:p text:style-name="P31">}</text:p>
          </table:table-cell>
        </table:table-row>
      </table:table>
      <text:p text:style-name="Normal"/>
      <text:p text:style-name="Normal">En resumo, a capa de persistencia encapsula as operación <text:span text:style-name="T1">de comunicación con </text:span><text:span text:style-name="T5">Hibernate</text:span><text:span text:style-name="T1"> para a recuperación, consulta e almacenamento de entidades. Por tanto, no código do programa non será necesario empregar a </text:span><text:span text:style-name="T5">API</text:span><text:span text:style-name="T1"> de </text:span><text:span text:style-name="T5">Hibernate</text:span><text:span text:style-name="T1"> directamente para facer operacións de tipo: abrir transacción, facer commit dunha transacción, rollback, etc. </text:span></text:p>
      <text:p text:style-name="P6"/>
      <text:p text:style-name="Normal"><text:span text:style-name="T4">NOTA</text:span><text:span text:style-name="T2">:</text:span><text:span text:style-name="T1"> A clase <text:s/></text:span><text:span text:style-name="T5">CalendarExceptionTypeDAO</text:span><text:span text:style-name="T1"> non hereda direcatemente de </text:span><text:span text:style-name="T5">GenericDAOHibernate</text:span><text:span text:style-name="T1">, se non que o fai a través de </text:span><text:span text:style-name="T5">IntegrationEntityDAO</text:span><text:span text:style-name="T1">. Esta clase ofrece funcións adicionais para entidades que teñen un atributo </text:span><text:span text:style-name="T5">code</text:span><text:span text:style-name="T1"> cunha restricción lóxica de tipo </text:span><text:span text:style-name="T5">unique</text:span><text:span text:style-name="T1"> (ocorre con moitas entidades do dominio por iso xurdiu esta xeneralización).</text:span></text:p>
      <text:p text:style-name="Normal"/>
      <text:p text:style-name="P4">Entidades do dominio</text:p>
      <text:p text:style-name="Normal"/>
      <text:p text:style-name="Normal">As entidades do dominio representan encapsulan os datos de negocio da aplicación e tamén parte da súa lóxica. Son entidades de <text:span text:style-name="T26">Hibernate</text:span>, e por tanto recuperaranse e almacenaranse nun almacén de datos (normalmente unha base de datos). O mapeo entre a clase Java e <text:span text:style-name="T26">Hibernate</text:span> faise nos ficheiros <text:span text:style-name="T26">.hbm.xml</text:span>. O ficheiro <text:span text:style-name="T26">Calendars.hbm.xml</text:span> contén o mapeo da clase <text:span text:style-name="T26">CalendarExceptionType</text:span>.</text:p>
      <text:p text:style-name="Normal"/>
      <text:p text:style-name="Normal">Tódalas entidades do dominio de NavalPlan herdan da entidade <text:span text:style-name="T27">BaseEntity</text:span>. <text:span text:style-name="T1">A clase </text:span><text:span text:style-name="T5">BaseEntity</text:span><text:span text:style-name="T1"> contén dous atributos: </text:span><text:span text:style-name="T7">id</text:span><text:span text:style-name="T1"> e </text:span><text:span text:style-name="T7">version</text:span><text:span text:style-name="T1">. O </text:span><text:span text:style-name="T5">id</text:span><text:span text:style-name="T1"> é obrigatorio para que a entidade poda ser unha entidade de </text:span><text:span text:style-name="T5">Hibernate</text:span><text:span text:style-name="T1">. O atributo </text:span><text:span text:style-name="T5">version</text:span><text:span text:style-name="T1"> é un atributo empregado por </text:span><text:span text:style-name="T5">Hibernate</text:span><text:span text:style-name="T1"> para implementar o mecanismo de concurrencia </text:span><text:span text:style-name="T5">optimistic-locking</text:span><text:span text:style-name="T1">.</text:span></text:p>
      <text:p text:style-name="P6"><text:soft-page-break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Optimistic-locking</text:p>
            <text:p text:style-name="P7"/>
            <text:p text:style-name="P1"><text:span text:style-name="T8">O campo </text:span><text:span text:style-name="T9">version</text:span><text:span text:style-name="T8"> das entidades emprégase para implementar a estratexia </text:span><text:span text:style-name="T9">opmistic-locking</text:span><text:span text:style-name="T8"> e así detectar errores de concorrencia.</text:span></text:p>
            <text:p text:style-name="P7"/>
            <text:p text:style-name="P1"><text:span text:style-name="T8">Imaxinemos dous usuarios que acceden a lista de </text:span><text:span text:style-name="T9">CalendarExceptionType</text:span><text:span text:style-name="T8"> e modifican o campo </text:span><text:span text:style-name="T9">duration</text:span><text:span text:style-name="T8"> da entidade cuio nome é HOLIDAY.</text:span></text:p>
            <text:p text:style-name="P7"/>
            <text:p text:style-name="P7">Name: HOLIDAY</text:p>
            <text:p text:style-name="P7">Version: 0</text:p>
            <text:p text:style-name="P7">Duration: 0</text:p>
            <text:p text:style-name="P7"/>
            <text:p text:style-name="P1"><text:span text:style-name="T8">Usuario 1: </text:span><text:span text:style-name="T9">calendarExceptionType.setDuration(1);</text:span><text:span text:style-name="T8"> O usario garda a entidade.</text:span></text:p>
            <text:p text:style-name="P7"/>
            <text:p text:style-name="P7">Name: HOLIDAY</text:p>
            <text:p text:style-name="P7">Version: 1</text:p>
            <text:p text:style-name="P7">Duration: 1</text:p>
            <text:p text:style-name="P7"/>
            <text:p text:style-name="P1"><text:span text:style-name="T8">Cando se garda a entidade, incrementase o </text:span><text:span text:style-name="T9">version</text:span><text:span text:style-name="T8"> en 1. O novo </text:span><text:span text:style-name="T9">version</text:span><text:span text:style-name="T8"> ten que ser maior co </text:span><text:span text:style-name="T9">version</text:span><text:span text:style-name="T8"> da entidade que estaba na base de datos. 1 &gt; 0 =&gt; correcto.</text:span></text:p>
            <text:p text:style-name="P7"/>
            <text:p text:style-name="P7">O Usuario 2 comezou ao mesmo tempo que o Usuario 1, pero vai a intentar garda o elemento mais tarde.</text:p>
            <text:p text:style-name="P7"/>
            <text:p text:style-name="P7">Name: HOLIDAY</text:p>
            <text:p text:style-name="P7">Version: 0</text:p>
            <text:p text:style-name="P7">Duration: 0</text:p>
            <text:p text:style-name="P7"/>
            <text:p text:style-name="P1"><text:span text:style-name="T8">Usuario 2: </text:span><text:span text:style-name="T9">calendarExceptionType.setDuration(1);</text:span><text:span text:style-name="T8"> O usario garda a entidade.</text:span></text:p>
            <text:p text:style-name="P7"/>
            <text:p text:style-name="P1"><text:span text:style-name="T8">O </text:span><text:span text:style-name="T9">version</text:span><text:span text:style-name="T8"> incrementase en 1. Compróbase se o valor do novo version é maior co que está na BD. 1 &gt; 1 =&gt; non é correcto. Por tanto, ocorreu un erro de concorrencia.</text:span></text:p>
          </table:table-cell>
        </table:table-row>
      </table:table>
      <text:p text:style-name="P6"/>
      <text:p text:style-name="Normal"><text:span text:style-name="T1">As entidades do dominio nunca se instanciarán directamente, senón que as entidades expondrán un método estático </text:span><text:span text:style-name="T5">create()</text:span><text:span text:style-name="T1"> que se encargará de devolver unha instancia. As clases deberán chamar ao método </text:span><text:span text:style-name="T5">create()</text:span><text:span text:style-name="T1"> de </text:span><text:span text:style-name="T5">BaseEntity</text:span><text:span text:style-name="T1">.</text:span></text:p>
      <text:p text:style-name="P6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"><text:span text:style-name="T13">public</text:span><text:span text:style-name="T11"> </text:span><text:span text:style-name="T13">class</text:span><text:span text:style-name="T11"> CalendarExceptionType </text:span><text:span text:style-name="T13">extends</text:span><text:span text:style-name="T11"> IntegrationEntity {</text:span></text:p>
            <text:p text:style-name="P11"/>
            <text:p text:style-name="P21"><text:span text:style-name="T32">public</text:span><text:span text:style-name="T14"> </text:span><text:span text:style-name="T32">static</text:span><text:span text:style-name="T14"> CalendarExceptionType create() {</text:span></text:p>
            <text:p text:style-name="P17"><text:span text:style-name="T20"><text:s text:c="3"/></text:span><text:span text:style-name="T33">return</text:span><text:span text:style-name="T21"> </text:span><text:span text:style-name="T16">create</text:span><text:span text:style-name="T21">(</text:span><text:span text:style-name="T33">new</text:span><text:span text:style-name="T21"> CalendarExceptionType());</text:span></text:p>
            <text:p text:style-name="P18">}</text:p>
          </table:table-cell>
        </table:table-row>
      </table:table>
      <text:p text:style-name="P6"/>
      <text:p text:style-name="Normal"><text:span text:style-name="T1">Para saber se un obxeto é novo utilizaremos o método estático </text:span><text:span text:style-name="T5">BaseEntity.isNewObject()</text:span><text:span text:style-name="T1">, nunca o faremos comprobando se o seu id == null (entidade </text:span><text:span text:style-name="T5">Transient</text:span><text:span text:style-name="T1">).</text:span></text:p>
      <text:p text:style-name="P6"/>
      <text:p text:style-name="P10">Macrocompoñentes en ZK</text:p>
      <text:p text:style-name="P6"/>
      <text:p text:style-name="P6">A nosa páxina <text:span text:style-name="T26">exceptionDays.zul</text:span> define dous macrocompoñentes: <text:span text:style-name="T26">list</text:span> e <text:span text:style-name="T26">edit</text:span>, que implementa a vista <text:soft-page-break/>de listado e de edición/creación respectivamente.</text:p>
      <text:p text:style-name="Normal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">&lt;?component name="list" inline="true" macroURI="_listLabelTypes.zul"?&gt;</text:p>
          </table:table-cell>
        </table:table-row>
      </table:table>
      <text:p text:style-name="Normal"/>
      <text:p text:style-name="Normal">Declara un macrocompoñente chamado <text:span text:style-name="T26">&lt;list&gt;</text:span> asociado a páxina <text:span text:style-name="T26">_listExceptionDayTypes.zul</text:span>. O atributo <text:span text:style-name="T26">inline</text:span> indica que o macrocompoñente comparte o ámbito do compoñente que o contén, e dicir, o compoñente <text:span text:style-name="T26">&lt;window&gt;</text:span> pode ver a &lt;list&gt; e viceversa. Dentro dun mesmo ámbito ou espacio de nomes, non poden existir dous ids repetidos.</text:p>
      <text:p text:style-name="Normal"/>
      <text:p text:style-name="Normal">Sen embargo, o compoñente <text:span text:style-name="T26">&lt;window&gt;</text:span> crea un novo espacio de nomes. Dentro de espacios de nomes distintos poden ocorrer ids repetidos. A lista contén un <text:span text:style-name="T26">grid</text:span> chamado <text:span text:style-name="T26">listExceptionDayTypes</text:span>.</text:p>
      <text:p text:style-name="Normal"/>
      <text:p text:style-name="Normal">Outra consecuencia é que desde a fiestra xeral, a que está asociado o controlador, non podemos ver aos compoñentes contidos nin en <text:span text:style-name="T26">&lt;list&gt;</text:span> nin en <text:span text:style-name="T26">&lt;edit&gt;</text:span>. Por exemplo,</text:p>
      <text:p text:style-name="Normal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"><text:span text:style-name="T32">public</text:span><text:span text:style-name="T14"> </text:span><text:span text:style-name="T32">class</text:span><text:span text:style-name="T14"> </text:span><text:span text:style-name="T22">CalendarExceptionTypeCRUDController</text:span><text:span text:style-name="T14"> </text:span><text:span text:style-name="T32">extends</text:span><text:span text:style-name="T14"> GenericForwardComposer {</text:span></text:p>
            <text:p text:style-name="P15"/>
            <text:p text:style-name="P14"><text:span text:style-name="T32">private</text:span><text:span text:style-name="T14"> NewSortableDataGrid listExceptionDayTypes;</text:span></text:p>
            <text:p text:style-name="P15"/>
            <text:p text:style-name="P14"><text:span text:style-name="T32">public</text:span><text:span text:style-name="T14"> </text:span><text:span text:style-name="T32">void</text:span><text:span text:style-name="T14"> doAfterCompose(Component comp) </text:span><text:span text:style-name="T32">throws</text:span><text:span text:style-name="T14"> Exception {</text:span></text:p>
            <text:p text:style-name="P15"><text:s text:c="3"/>listExceptionDayTypes.getModel();</text:p>
            <text:p text:style-name="P15">}</text:p>
          </table:table-cell>
        </table:table-row>
      </table:table>
      <text:p text:style-name="Normal"/>
      <text:p text:style-name="Normal">O acceso a <text:s/><text:span text:style-name="T26">listExceptionDayTypes</text:span> provocará un <text:span text:style-name="T26">NullPointerException</text:span>, porque <text:span text:style-name="T26">listExceptionDayTypes</text:span> non está no espacio de nomes da fiestra xeral. Pero sí podemos acceder ao compoñente no controlador indirectamente a través do compoñente <text:span text:style-name="T26">&lt;list&gt;</text:span>, porque éste sí é accesibel desde o controlador.</text:p>
      <text:p text:style-name="Normal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4"><text:span text:style-name="T32">public</text:span><text:span text:style-name="T14"> </text:span><text:span text:style-name="T32">class</text:span><text:span text:style-name="T14"> </text:span><text:span text:style-name="T22">CalendarExceptionTypeCRUDController</text:span><text:span text:style-name="T14"> </text:span><text:span text:style-name="T32">extends</text:span><text:span text:style-name="T14"> GenericForwardComposer {</text:span></text:p>
            <text:p text:style-name="P15"/>
            <text:p text:style-name="P14"><text:span text:style-name="T32">private</text:span><text:span text:style-name="T14"> Window listWindow;</text:span></text:p>
            <text:p text:style-name="P15"/>
            <text:p text:style-name="P14"><text:span text:style-name="T32">private</text:span><text:span text:style-name="T14"> NewSortableDataGrid listExceptionDayTypes;</text:span></text:p>
            <text:p text:style-name="P15"/>
            <text:p text:style-name="P14"><text:span text:style-name="T32">public</text:span><text:span text:style-name="T14"> </text:span><text:span text:style-name="T32">void</text:span><text:span text:style-name="T14"> doAfterCompose(Component comp) </text:span><text:span text:style-name="T32">throws</text:span><text:span text:style-name="T14"> Exception {</text:span></text:p>
            <text:p text:style-name="P15"><text:s text:c="4"/>listExceptionDayTypes = (Window) <text:s text:c="4"/></text:p>
            <text:p text:style-name="P15"><text:s text:c="7"/>listWindow.getFellowIfAny(“listExceptionDayTypes”); </text:p>
            <text:p text:style-name="P15">}</text:p>
          </table:table-cell>
        </table:table-row>
      </table:table>
      <text:p text:style-name="Normal"/>
      <text:p text:style-name="Normal">Outra consideración importante a hora de implementar os CRUD é que a vista xeral contén tanto o compoñente <text:span text:style-name="T26">&lt;list&gt;</text:span> como <text:span text:style-name="T26">&lt;edit&gt;</text:span>. Estes dous compoñentes renderizanse e visualizanse cando se carga a páxina. A clase <text:span text:style-name="T26">OnlyOneVisible</text:span> no controlador permítenos controlar cal deles se verá nun momento determinado.</text:p>
      <text:p text:style-name="Normal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5"><text:span text:style-name="T32">private</text:span><text:span text:style-name="T14"> OnlyOneVisible visibility;</text:span></text:p>
          </table:table-cell>
        </table:table-row>
      </table:table>
      <text:p text:style-name="Normal"/>
      <text:p text:style-name="P4">Pasos dunha conversación</text:p>
      <text:p text:style-name="Normal"/>
      <text:p text:style-name="Normal">O Model sempre contén as variables de estado que o caso de uso está a modificar. Por exemplo, o CRUD vai permitir engadir novas entidades de tipo <text:span text:style-name="T26">CalendarTypeException</text:span>. A serie de pasos que modifican o estado dunha entidade chámase conversación.</text:p>
      <text:p text:style-name="Normal"><text:soft-page-break/></text:p>
      <text:p text:style-name="Normal">Todas as conversacións teñen un punto de inicio e un punto de fin. A clase Model é a encargada de implementar unha conversación. Existen certas convencións de nomes en NavalPlan para implementar as conversacións.</text:p>
      <text:p text:style-name="Normal"/>
      <text:p text:style-name="Normal">Os método <text:span text:style-name="T26">initXXX()</text:span> (<text:span text:style-name="T26">initCreate()</text:span>, <text:span text:style-name="T26">initEdit()</text:span>) indican un punto de entrada da conversación (edición, creación) os métodos <text:span text:style-name="T26">confirmXXX()</text:span> (<text:span text:style-name="T26">confirmSave()</text:span>, <text:span text:style-name="T26">confirmCancel()</text:span>) indican a finalización dunha conversación. En NavalPlan emprégase o patrón de Hibernate, <text:span text:style-name="T27">one-session-per-request</text:span>. Este patrón é adecuado para aplicacións que extraen datos dunha base de datos, o usuario fai algo con eles (<text:span text:style-name="T26">think-time</text:span>), e posteriormente son persistidos a base de datos.</text:p>
      <text:p text:style-name="Normal"/>
      <text:p text:style-name="Normal">En NavalPlan cando iniciamos a conversación de edición, recuperase un elemento da base de datos (a través do DAO) e almacénase como variable de estado no Model. Esta variable estará en estado <text:span text:style-name="T26">deattached</text:span>, é unha variable persistida que non está dentro dunha session. En Hibernate é posibel modificar unha entidade <text:span text:style-name="T26">deattached</text:span> fora de unha session. Posteriormente, será necesario abrir unha transacción para gardar esta entidade <text:span text:style-name="T26">deattached</text:span>.</text:p>
      <text:p text:style-name="Normal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"><text:span text:style-name="T32">public</text:span><text:span text:style-name="T19"> </text:span><text:span text:style-name="T32">class</text:span><text:span text:style-name="T19"> </text:span><text:span text:style-name="T23">CalendarExceptionTypeModel</text:span><text:span text:style-name="T19"> </text:span><text:span text:style-name="T32">implements</text:span><text:span text:style-name="T19"> </text:span><text:span text:style-name="T23">ICalendarExceptionTypeModel</text:span><text:span text:style-name="T19"> {</text:span></text:p>
            <text:p text:style-name="P23"/>
            <text:p text:style-name="P21"><text:span text:style-name="T32">private</text:span><text:span text:style-name="T14"> CalendarExceptionType </text:span><text:span text:style-name="T36">calendarExceptionType</text:span><text:span text:style-name="T14">;</text:span></text:p>
            <text:p text:style-name="P24"/>
            <text:p text:style-name="P25">@Override</text:p>
            <text:p text:style-name="P16"><text:span text:style-name="T35">@Transactional</text:span><text:span text:style-name="T14">(readOnly = </text:span><text:span text:style-name="T32">true</text:span><text:span text:style-name="T14">)</text:span></text:p>
            <text:p text:style-name="P16"><text:span text:style-name="T32">public</text:span><text:span text:style-name="T14"> </text:span><text:span text:style-name="T32">void</text:span><text:span text:style-name="T14"> initEdit(CalendarExceptionType exceptionType) {</text:span></text:p>
            <text:p text:style-name="P18"><text:s text:c="3"/>Validate.<text:span text:style-name="T26">notNull</text:span>(exceptionType);</text:p>
            <text:p text:style-name="P16"><text:span text:style-name="T14"><text:s text:c="3"/></text:span><text:span text:style-name="T32">this</text:span><text:span text:style-name="T14">.</text:span><text:span text:style-name="T36">calendarExceptionType</text:span><text:span text:style-name="T14"> = getFromDB(exceptionType);</text:span></text:p>
            <text:p text:style-name="P18">}</text:p>
            <text:p text:style-name="P19"/>
            <text:p text:style-name="P20">@Override</text:p>
            <text:p text:style-name="P20">@Transactional</text:p>
            <text:p text:style-name="P16"><text:span text:style-name="T32">public</text:span><text:span text:style-name="T14"> </text:span><text:span text:style-name="T32">void</text:span><text:span text:style-name="T14"> confirmSave() {</text:span></text:p>
            <text:p text:style-name="P16"><text:span text:style-name="T14"><text:s text:c="3"/></text:span><text:span text:style-name="T36">calendarExceptionTypeDAO</text:span><text:span text:style-name="T14">.save(</text:span><text:span text:style-name="T36">calendarExceptionType</text:span><text:span text:style-name="T14">);</text:span></text:p>
            <text:p text:style-name="P18">}</text:p>
          </table:table-cell>
        </table:table-row>
      </table:table>
      <text:p text:style-name="Normal"/>
      <text:p text:style-name="Normal">Debemos ter coidado cos obxetos <text:span text:style-name="T26">deattached</text:span> porque poden resultar en errores como <text:span text:style-name="T26">ObjectNot BoundInSession</text:span>, <text:span text:style-name="T26">LazyInitializationException</text:span> (aceeder a unha entidade marcada como <text:span text:style-name="T26">lazy</text:span>), ou <text:span text:style-name="T26">DuplicateSessionInObject</text:span> (dous obxetos coa mesma entidade dentro da mesma session).</text:p>
      <text:p text:style-name="Normal"/>
      <text:p text:style-name="Normal">Ao contrario, o patrón <text:span text:style-name="T26">one-session-per-conversation</text:span> sempre mantén a sessión aberta, polo que non existirán obxetos en estado deattached. Este patrón é axeitado para aplicacións que teñen un <text:span text:style-name="T26">think-time</text:span> baixo.</text:p>
      <text:p text:style-name="Normal"><text:s/></text:p>
      <text:p text:style-name="Normal"><text:span text:style-name="T24">NOTA:</text:span> O método <text:span text:style-name="T26">Util.reloadBindings(component)</text:span> forza que se recarguen os <text:span text:style-name="T26">bindings</text:span> dun compoñente. Esto é preciso por exemplo para refrescar a lista de elementos se se borrar ou engaden novos elementos.</text:p>
      <text:p text:style-name="Normal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">Estado dos obxetos en Hibernate</text:p>
            <text:p text:style-name="P2"/>
            <text:p text:style-name="P2">Transient. <text:span text:style-name="T25">Un obxeto for a da session de Hibernate instanciando mediante un new().</text:span></text:p>
            <text:p text:style-name="P2"/>
            <text:p text:style-name="P2">Persistent<text:span text:style-name="T25">. Unha entidade persistente, gravada a base de datos, que está dentro dunha sessión de </text:span><text:soft-page-break/><text:span text:style-name="T25">Hibernate.</text:span></text:p>
            <text:p text:style-name="P2"/>
            <text:p text:style-name="P2">Deattached.<text:span text:style-name="T25"> Unha entidade persistente fora dunha session de Hibernate.</text:span></text:p>
          </table:table-cell>
        </table:table-row>
      </table:table>
      <text:p text:style-name="Normal"/>
      <text:p text:style-name="P4">Engadir campo <text:span text:style-name="T26">'duration'</text:span> en tipo de dato CalendarExceptionType</text:p>
      <text:p text:style-name="P13"/>
      <text:p text:style-name="Normal">Unha vez implementado o CRUD é necesario engadir a propiedade <text:span text:style-name="T26">duration</text:span> na entidade <text:span text:style-name="T26">CalendarExceptionType</text:span>. Para iso abrimos o ficheiro <text:span text:style-name="T26">Calendars.hbm.xml</text:span> e engadimos:</text:p>
      <text:p text:style-name="P6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">&lt;property name="duration" </text:p>
            <text:p text:style-name="Code"><text:s text:c="3"/>type="org.navalplanner.business.workingday.hibernate.EffortDurationType"/&gt;</text:p>
          </table:table-cell>
        </table:table-row>
      </table:table>
      <text:p text:style-name="P6"/>
      <text:p text:style-name="Normal">Tamén é necesario engadir a variable membro duration en <text:span text:style-name="T26">CalendarExceptionType</text:span>.</text:p>
      <text:p text:style-name="Normal"/>
      <text:p text:style-name="Normal">É preciso engadir un método <text:span text:style-name="T26">toString()</text:span> en <text:s/><text:span text:style-name="T26">CalendarExceptionType</text:span>. Tamén é necesario engadir unha novo columna no <text:span text:style-name="T26">grid</text:span> da lista de elementos, e un novo campo de edición na vista de edición/creación.</text:p>
      <text:p text:style-name="Normal"/>
      <text:p text:style-name="Normal">Existe un macrocompoñente visual para editar un dato de tipo <text:span text:style-name="T26">EffortDuration</text:span>. O compoñente se chama <text:span text:style-name="T26">EffortDurationPicker</text:span>.</text:p>
      <text:p text:style-name="Normal"/>
      <text:p text:style-name="Normal">É posible empregar os nosos macrocompoñentes desde as páxina ZUL. Para ilo teremos que ou ben que importar o compoñente coa directiva <text:span text:style-name="T26">&lt;?component … ?&gt;</text:span> ou ben engadilo a <text:span text:style-name="T26">lang-addon.xml</text:span>. Imos a engadilo a <text:span text:style-name="T26">src/main/resources/metainfo/zk/lang-addon.xml</text:span>:</text:p>
      <text:p text:style-name="Normal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">&lt;component&gt; </text:p>
            <text:p text:style-name="Code"><text:s text:c="3"/>&lt;component-name&gt;effortDurationPicker&lt;/component-name&gt; </text:p>
            <text:p text:style-name="Code"><text:s text:c="3"/>&lt;component-class&gt;</text:p>
            <text:p text:style-name="Code"><text:s text:c="6"/>org.navalplanner.web.common.components.EffortDurationPicker</text:p>
            <text:p text:style-name="Code"><text:s text:c="3"/>&lt;/component-class&gt; </text:p>
            <text:p text:style-name="Code"><text:s text:c="3"/>&lt;extends&gt;hbox&lt;/extends&gt; </text:p>
            <text:p text:style-name="Code">&lt;/component&gt; </text:p>
          </table:table-cell>
        </table:table-row>
      </table:table>
      <text:p text:style-name="Normal"/>
      <text:p text:style-name="Normal">A partir de agora será posible empregalo desde o zul:</text:p>
      <text:p text:style-name="Normal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">&lt;row&gt; </text:p>
            <text:p text:style-name="Code"><text:s text:c="3"/>&lt;label value="${i18n:_('Duration')}" /&gt; </text:p>
            <text:p text:style-name="Code"><text:s text:c="3"/>&lt;effortDurationPicker id="edpDuration" /&gt; </text:p>
            <text:p text:style-name="Code">&lt;/row&gt; </text:p>
          </table:table-cell>
        </table:table-row>
      </table:table>
      <text:p text:style-name="Normal"/>
      <text:p text:style-name="Normal">Sen embargo, parece que o compoñente non responde ben aos <text:span text:style-name="T26">bindings</text:span>, polo que imos a non establecer os <text:span text:style-name="T26">bindings</text:span> directamente no ZUL e o faremos desde a clase Java.</text:p>
      <text:p text:style-name="Normal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"><text:span text:style-name="T32">private</text:span><text:span text:style-name="T19"> </text:span><text:span text:style-name="T23">EffortDurationPicker edpDuration;</text:span></text:p>
            <text:p text:style-name="P34"/>
            <text:p text:style-name="Code"><text:span text:style-name="T32">private</text:span><text:span text:style-name="T14"> </text:span><text:span text:style-name="T32">void</text:span><text:span text:style-name="T14"> initializeEffortDurationPicker() {</text:span></text:p>
            <text:p text:style-name="Code"><text:span text:style-name="T19"><text:s text:c="3"/></text:span><text:span text:style-name="T32">final</text:span><text:span text:style-name="T14"> CalendarExceptionType exceptionType = getExceptionDayType();</text:span></text:p>
            <text:p text:style-name="Code"><text:s text:c="3"/>edpDuration = (EffortDurationPicker) editWindow</text:p>
            <text:p text:style-name="Code"><text:span text:style-name="T14"><text:s text:c="6"/>.getFellowIfAny(</text:span><text:span text:style-name="T29">"edpDuration"</text:span><text:span text:style-name="T14">);</text:span></text:p>
            <text:p text:style-name="Code"><text:span text:style-name="T14"><text:s text:c="3"/>edpDuration.bind(</text:span><text:span text:style-name="T32">new</text:span><text:span text:style-name="T14"> Util.Getter&lt;EffortDuration&gt;() </text:span></text:p>
            <text:p text:style-name="P28"><text:s text:c="3"/></text:p>
            <text:p text:style-name="Code"><text:span text:style-name="T14"><text:s text:c="6"/></text:span><text:span text:style-name="T35">@</text:span><text:span text:style-name="T14">Override</text:span></text:p>
            <text:p text:style-name="Code"><text:soft-page-break/><text:span text:style-name="T14"><text:s text:c="6"/></text:span><text:span text:style-name="T32">public</text:span><text:span text:style-name="T14"> EffortDuration get() {</text:span></text:p>
            <text:p text:style-name="Code"><text:span text:style-name="T14"><text:s text:c="9"/></text:span><text:span text:style-name="T32">return</text:span><text:span text:style-name="T14"> exceptionType != </text:span><text:span text:style-name="T32">null</text:span><text:span text:style-name="T14"> ? exceptionType.getDuration() : </text:span><text:span text:style-name="T32">null</text:span><text:span text:style-name="T14">;</text:span></text:p>
            <text:p text:style-name="Code"><text:s text:c="6"/>}</text:p>
            <text:p text:style-name="Code"><text:span text:style-name="T14"><text:s text:c="3"/>}, </text:span><text:span text:style-name="T32">new</text:span><text:span text:style-name="T14"> Util.Setter&lt;EffortDuration&gt;() {</text:span></text:p>
            <text:p text:style-name="Code"/>
            <text:p text:style-name="Code"><text:span text:style-name="T14"><text:s text:c="6"/></text:span><text:span text:style-name="T35">@</text:span><text:span text:style-name="T14">Override</text:span></text:p>
            <text:p text:style-name="Code"><text:span text:style-name="T14"><text:s text:c="6"/></text:span><text:span text:style-name="T32">public</text:span><text:span text:style-name="T14"> </text:span><text:span text:style-name="T32">void</text:span><text:span text:style-name="T14"> set(EffortDuration value) {</text:span></text:p>
            <text:p text:style-name="Code"><text:span text:style-name="T14"><text:s text:c="9"/></text:span><text:span text:style-name="T32">if</text:span><text:span text:style-name="T14"> (exceptionType != </text:span><text:span text:style-name="T32">null</text:span><text:span text:style-name="T14">) {</text:span></text:p>
            <text:p text:style-name="Code"><text:s text:c="12"/>exceptionType.setDuration(value);</text:p>
            <text:p text:style-name="Code"><text:s text:c="9"/>}</text:p>
            <text:p text:style-name="Code"><text:s text:c="6"/>}</text:p>
            <text:p text:style-name="Code"><text:s text:c="3"/>});</text:p>
            <text:p text:style-name="P33">}</text:p>
          </table:table-cell>
        </table:table-row>
      </table:table>
      <text:p text:style-name="Normal"/>
      <text:p text:style-name="P4">Modificar pantalla de Calendario</text:p>
      <text:p text:style-name="Normal"/>
      <text:p text:style-name="Normal">Por último é necesario modificar a pantalla de Calendario para que cando se seleccione un <text:span text:style-name="T26">CalendarExceptionType</text:span>, o campo <text:span text:style-name="T26">duration</text:span> de <text:span text:style-name="T26">CalendarException</text:span> teña un número de horas asignadas.</text:p>
      <text:p text:style-name="Normal"/>
      <text:p text:style-name="Normal">O tipo de día de excepción seleccionase de un <text:span text:style-name="T26">listbox</text:span> de tipo <text:span text:style-name="T26">select</text:span>. O primeiro elemento sempre é o tipo <text:span text:style-name="T26">NO_EXCEPTION</text:span>. Este elemento é un tipo especial que indica duración 0, e non se almacena en BD. Por tanto, podemos concluir que sempre que o usario acceda a esta pantalla o número de horas do <text:span text:style-name="T26">ExceptionDay</text:span> será cero.</text:p>
      <text:p text:style-name="Normal"/>
      <text:p text:style-name="Normal">Só será necesario engadir un evento de tipo <text:span text:style-name="T26">ON_SELECT</text:span> no <text:span text:style-name="T26">listbox</text:span> para que cando se seleccione un <text:span text:style-name="T26">CalendarExceptionType</text:span> se modifique o campo <text:span text:style-name="T26">'Workable Time'</text:span> (<text:span text:style-name="T26">duration</text:span>).</text:p>
      <text:p text:style-name="Normal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">private Combobox exceptionTypes; </text:p>
            <text:p text:style-name="Code"/>
            <text:p text:style-name="Code">private void prepareExceptionTypeCombo() { </text:p>
            <text:p text:style-name="Code"><text:s text:c="4"/>exceptionTypes = (Combobox) window.getFellow("exceptionTypes"); </text:p>
            <text:p text:style-name="Code"><text:s text:c="4"/>fillExceptionTypesComboAndMarkSelectedItem(exceptionTypes); </text:p>
            <text:p text:style-name="Code"><text:s text:c="4"/>addSelectListener(exceptionTypes); </text:p>
            <text:p text:style-name="Code">} </text:p>
            <text:p text:style-name="Code"/>
            <text:p text:style-name="Code">private void addSelectListener(final Combobox exceptionTypes) { </text:p>
            <text:p text:style-name="Code"><text:s text:c="4"/>exceptionTypes.addEventListener(Events.ON_SELECT, new EventListener() { </text:p>
            <text:p text:style-name="Code"/>
            <text:p text:style-name="Code"><text:s text:c="8"/>@Override </text:p>
            <text:p text:style-name="Code"><text:s text:c="8"/>public void onEvent(Event event) throws Exception { </text:p>
            <text:p text:style-name="Code"><text:s text:c="12"/>Comboitem selectedItem = getSelectedItem((SelectEvent) event); </text:p>
            <text:p text:style-name="Code"><text:s text:c="12"/>if (selectedItem != null) { </text:p>
            <text:p text:style-name="Code"><text:s text:c="16"/>setEffortDurationPicker(getValue(selectedItem)); </text:p>
            <text:p text:style-name="Code"><text:s text:c="12"/>} <text:s text:c="2"/></text:p>
            <text:p text:style-name="Code"><text:s text:c="8"/>} <text:s text:c="2"/></text:p>
            <text:p text:style-name="Code"/>
            <text:p text:style-name="Code"><text:s text:c="8"/>private Comboitem getSelectedItem(SelectEvent event) { </text:p>
            <text:p text:style-name="Code"><text:s text:c="12"/>return (Comboitem) event.getSelectedItems().iterator().next(); </text:p>
            <text:p text:style-name="Code"><text:s text:c="8"/>} <text:s text:c="2"/></text:p>
            <text:p text:style-name="Code"/>
            <text:p text:style-name="Code"><text:s text:c="8"/>private CalendarExceptionType getValue(Comboitem item) { </text:p>
            <text:p text:style-name="Code"><text:s text:c="12"/>return (CalendarExceptionType) item.getValue(); </text:p>
            <text:p text:style-name="Code"><text:s text:c="8"/>} <text:s text:c="2"/></text:p>
            <text:p text:style-name="Code"><text:soft-page-break/><text:s text:c="4"/>}); </text:p>
            <text:p text:style-name="Code">} </text:p>
          </table:table-cell>
        </table:table-row>
      </table:table>
      <text:p text:style-name="Normal"/>
      <text:p text:style-name="Normal">E engadimos o seguinte en <text:span text:style-name="T26">doAfterCompose()</text:span>:</text:p>
      <text:p text:style-name="Normal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">addSelectListener(exceptionDurationPicker)</text:p>
          </table:table-cell>
        </table:table-row>
      </table:table>
      <text:p text:style-name="Normal"/>
      <text:p text:style-name="P4">Conclusión</text:p>
      <text:p text:style-name="Normal"/>
      <text:p text:style-name="Normal">O exercicio proposto, ainda que non resolto exhaustivamente, permite navegar polo esqueleto básico de NavalPlan e coñecer os elementos implicados en cada capa. </text:p>
      <text:p text:style-name="Normal"/>
      <text:p text:style-name="Normal">As vistas en NavalPlan impleméntanse co framework de compoñentes web ZK. As vistas gárdanse en ficheiros de extensión .<text:span text:style-name="T26">zul</text:span>. É posibel agrupar compoñentes uns dentro de outros e incluso crear macrocompoñentes para modularizar as vistas ou reutilizar compoñentes.</text:p>
      <text:p text:style-name="Normal"/>
      <text:p text:style-name="Normal">Cada elemento de vista esta asociado cun controlador. O controladro contén o código de programa necesario para interactuar co usuario e acceder a capa de lóxica de negocio. Cada arquivo <text:span text:style-name="T26">XXXController</text:span> terá acceso a capa de lóxica de negocio a través dun arquivo <text:span text:style-name="T26">XXXModel</text:span>. Non accederá a unha clase concreta directamente senón que o fará a través dunha interfaz (inxección de dependencia).</text:p>
      <text:p text:style-name="Normal"/>
      <text:p text:style-name="Normal">A capa de lóxica de negocio está implementada no Model. As entidades de dominio, ademais de conter os datos que se queren modelizar, tamén conteñen operacións de negocio. A filosofía é que, na medida do posible, cada entidade do dominio se coñeza a si mesma e ofreza operacións a outras entidades a través dos seus métodos.</text:p>
      <text:p text:style-name="Normal"/>
      <text:p text:style-name="Normal">Os Model non acceden a BD directamente, senón que o fan a través dun DAO (capa de persistencia). Existe un DAO por cada entidade do dominio. O DAO ofrece operacións de extracción, consulta e almacenamento de entidades.</text:p>
      <text:p text:style-name="Normal"/>
      <text:p text:style-name="Normal">Hibernate e o framework de persistencia empregado en NavalPlan. Existe dous clases base, <text:span text:style-name="T26">GenericHibernateDAO</text:span> e <text:span text:style-name="T26">BaseEntity</text:span> que encapsula parte da API de Hibernate. Tódolos DAOs e entidades herdarán destas dúas clases respectivamente.</text:p>
      <text:p text:style-name="Normal"/>
      <text:p text:style-name="Normal">Tódalas entidades do dominio deberán estar mapeadas a Hibernate. O mapeo realizase nos ficheiros <text:span text:style-name="T26">.hbm.xml</text:span>.</text:p>
      <text:p text:style-name="Normal"><text:line-break/><text:span text:style-name="T3">Ligazóns</text:span><text:line-break/><text:line-break/><text:span text:style-name="T3">Hibernate</text:span><text:line-break/><text:line-break/><text:span text:style-name="T1">Estados dun obxeto.</text:span></text:p>
      <text:p text:style-name="Normal"><text:a xlink:type="simple" xlink:href="http://docs.jboss.org/hibernate/core/3.3/reference/en/html/objectstate.html"><text:span text:style-name="T12">http://docs.jboss.org/hibernate/core/3.3/reference/en/html/objectstate.html</text:span></text:a><text:line-break/><text:line-break/><text:span text:style-name="T1">Mapping cheatsheet</text:span></text:p>
      <text:p text:style-name="Normal"><text:a xlink:type="simple" xlink:href="http://ndpsoftware.com/HibernateMappingCheatSheet.html"><text:span text:style-name="T12">http://ndpsoftware.com/HibernateMappingCheatSheet.html</text:span></text:a><text:line-break/><text:line-break/><text:span text:style-name="T3">ZK – Básicos</text:span></text:p>
      <text:p text:style-name="Normal"><text:line-break/><text:soft-page-break/><text:span text:style-name="T1">ZK Live demo - Exemplos de utilzación dos compoñentes ZK</text:span></text:p>
      <text:p text:style-name="Normal"><text:a xlink:type="simple" xlink:href="http://www.zkoss.org/zkdemo"><text:span text:style-name="T12">http://www.zkoss.org/zkdemo</text:span></text:a><text:line-break/><text:line-break/><text:span text:style-name="T1">ZK Developers Reference - Refencia de componentes y clases del ZK</text:span></text:p>
      <text:p text:style-name="Normal"><text:a xlink:type="simple" xlink:href="http://docs.zkoss.org/wiki/Developer%27s_Reference"><text:span text:style-name="T12">http://docs.zkoss.org/wiki/Developer%27s_Reference</text:span></text:a><text:line-break/><text:line-break/><text:span text:style-name="T1">ZK Developers Guide - Guía de desenvolvemento con ZK</text:span></text:p>
      <text:p text:style-name="Normal"><text:a xlink:type="simple" xlink:href="http://www.zkoss.org/doc/devguide/"><text:span text:style-name="T12">http://www.zkoss.org/doc/devguide/</text:span></text:a><text:line-break/><text:line-break/><text:span text:style-name="T1">ZK 3.6.4 Java API</text:span></text:p>
      <text:p text:style-name="Normal"><text:a xlink:type="simple" xlink:href="http://www.zkoss.org/javadoc/3.6.4/zk/"><text:span text:style-name="T12">http://www.zkoss.org/javadoc/3.6.4/zk/</text:span></text:a><text:line-break/><text:line-break/><text:span text:style-name="T3">ZK – Opcionais</text:span></text:p>
      <text:p text:style-name="Normal"><text:line-break/><text:span text:style-name="T1">Data binding</text:span></text:p>
      <text:p text:style-name="Normal"><text:a xlink:type="simple" xlink:href="http://docs.zkoss.org/wiki/Data_binding"><text:span text:style-name="T12">http://docs.zkoss.org/wiki/Data_binding</text:span></text:a><text:line-break/><text:line-break/><text:span text:style-name="T1">Grids, Trees and Listbox</text:span></text:p>
      <text:p text:style-name="Normal"><text:a xlink:type="simple" xlink:href="http://docs.zkoss.org/wiki/Grids,_Trees_and_Listbox"><text:span text:style-name="T12">http://docs.zkoss.org/wiki/Grids,_Trees_and_Listbox</text:span></text:a><text:line-break/><text:line-break/><text:span text:style-name="T1">Macrocompoñentes</text:span><text:line-break/><text:a xlink:type="simple" xlink:href="http://docs.zkoss.org/wiki/Macro_Component"><text:span text:style-name="T12">http://docs.zkoss.org/wiki/Macro_Component</text:span></text:a><text:line-break/><text:line-break/>A <text:span text:style-name="T1">directiva </text:span><text:span text:style-name="T15">&lt;component&gt;</text:span></text:p>
      <text:p text:style-name="Normal"><text:a xlink:type="simple" xlink:href="http://docs.zkoss.org/wiki/Developer_reference_The_ZK_User_Interface_Markup_Language_Processing_Instructions_The_component_Directive"><text:span text:style-name="T12">http://docs.zkoss.org/wiki/Developer_reference_The_ZK_User_Interface_Markup_Language_Processing_Instructions_The_component_Directive</text:span></text:a><text:line-break/><text:line-break/><text:span text:style-name="T1">Language add-on. Incluir macrocompoñentes que poderán ser empregados desde as páxina ZUL.</text:span></text:p>
      <text:p text:style-name="Normal"><text:a xlink:type="simple" xlink:href="http://www.zkoss.org/doc/compdevguide/ch04s01.html"><text:span text:style-name="T12">http://www.zkoss.org/doc/compdevguide/ch04s01.html</text:span></text:a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Monospace" svg:font-family="Monospace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parent-style-name="Standard" style:class="text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1pt" style:font-size-asian="10.5pt"/>
    </style:style>
    <style:style style:name="Code" style:family="paragraph" style:parent-style-name="Normal" style:class="text">
      <style:paragraph-properties fo:text-align="start" style:justify-single-word="false"/>
      <style:text-properties style:font-name="Courier New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</meta:initial-creator>
    <meta:creation-date>2010-09-20T13:50:28</meta:creation-date>
    <dc:date>2010-09-21T10:28:57</dc:date>
    <dc:creator>Diego </dc:creator>
    <meta:editing-duration>PT07H09M54S</meta:editing-duration>
    <meta:editing-cycles>12</meta:editing-cycles>
    <meta:generator>OpenOffice.org/3.2$Unix OpenOffice.org_project/320m12$Build-9483</meta:generator>
    <meta:printed-by>Diego </meta:printed-by>
    <meta:print-date>2010-09-21T10:21:29</meta:print-date>
    <meta:document-statistic meta:table-count="28" meta:image-count="0" meta:object-count="0" meta:page-count="13" meta:paragraph-count="285" meta:word-count="3254" meta:character-count="25461"/>
  </office:meta>
</office:document-meta>
</file>